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officeooo:rsid="0016f054" officeooo:paragraph-rsid="0016f054"/>
    </style:style>
    <style:style style:name="P3" style:family="paragraph" style:parent-style-name="Standard">
      <style:paragraph-properties fo:text-align="center" style:justify-single-word="false"/>
      <style:text-properties officeooo:rsid="0017f7a7" officeooo:paragraph-rsid="0017f7a7"/>
    </style:style>
    <style:style style:name="P4" style:family="paragraph" style:parent-style-name="Standard">
      <style:paragraph-properties fo:text-align="start" style:justify-single-word="false"/>
      <style:text-properties officeooo:rsid="0018265c" officeooo:paragraph-rsid="0018265c"/>
    </style:style>
    <style:style style:name="P5" style:family="paragraph" style:parent-style-name="Standard">
      <style:paragraph-properties fo:text-align="start" style:justify-single-word="false"/>
      <style:text-properties officeooo:rsid="0019dd63" officeooo:paragraph-rsid="0019dd63"/>
    </style:style>
    <style:style style:name="P6" style:family="paragraph" style:parent-style-name="Standard">
      <style:paragraph-properties fo:text-align="center" style:justify-single-word="false"/>
      <style:text-properties officeooo:rsid="001c7e74" officeooo:paragraph-rsid="001c7e74"/>
    </style:style>
    <style:style style:name="P7" style:family="paragraph" style:parent-style-name="Standard">
      <style:paragraph-properties fo:text-align="start" style:justify-single-word="false"/>
      <style:text-properties officeooo:rsid="001c7e74" officeooo:paragraph-rsid="001c7e74"/>
    </style:style>
    <style:style style:name="P8" style:family="paragraph" style:parent-style-name="Standard" style:list-style-name="L1">
      <style:paragraph-properties fo:text-align="start" style:justify-single-word="false"/>
      <style:text-properties officeooo:rsid="0018265c" officeooo:paragraph-rsid="0018265c"/>
    </style:style>
    <style:style style:name="P9" style:family="paragraph" style:parent-style-name="Standard" style:list-style-name="L1">
      <style:paragraph-properties fo:text-align="start" style:justify-single-word="false"/>
      <style:text-properties officeooo:rsid="0018eda4" officeooo:paragraph-rsid="0018eda4"/>
    </style:style>
    <style:style style:name="P10" style:family="paragraph" style:parent-style-name="Standard" style:list-style-name="L1">
      <style:paragraph-properties fo:text-align="start" style:justify-single-word="false"/>
      <style:text-properties officeooo:rsid="0019dd63" officeooo:paragraph-rsid="0019dd63"/>
    </style:style>
    <style:style style:name="P11" style:family="paragraph" style:parent-style-name="Standard" style:list-style-name="L2">
      <style:paragraph-properties fo:text-align="start" style:justify-single-word="false"/>
      <style:text-properties officeooo:rsid="001c7e74" officeooo:paragraph-rsid="001c7e74"/>
    </style:style>
    <style:style style:name="P12" style:family="paragraph" style:parent-style-name="Standard" style:list-style-name="L2">
      <style:paragraph-properties fo:text-align="start" style:justify-single-word="false"/>
      <style:text-properties officeooo:rsid="001daf25" officeooo:paragraph-rsid="001daf25"/>
    </style:style>
    <style:style style:name="P13" style:family="paragraph" style:parent-style-name="Standard" style:list-style-name="L2">
      <style:paragraph-properties fo:text-align="start" style:justify-single-word="false"/>
      <style:text-properties officeooo:rsid="001daf25" officeooo:paragraph-rsid="002063d1"/>
    </style:style>
    <style:style style:name="P14" style:family="paragraph" style:parent-style-name="Standard">
      <style:paragraph-properties fo:text-align="start" style:justify-single-word="false"/>
      <style:text-properties officeooo:rsid="001daf25" officeooo:paragraph-rsid="001daf25"/>
    </style:style>
    <style:style style:name="P15" style:family="paragraph" style:parent-style-name="Standard">
      <style:paragraph-properties fo:text-align="start" style:justify-single-word="false"/>
      <style:text-properties officeooo:rsid="001daf25" officeooo:paragraph-rsid="002063d1"/>
    </style:style>
    <style:style style:name="P16" style:family="paragraph" style:parent-style-name="Standard">
      <style:paragraph-properties fo:text-align="start" style:justify-single-word="false"/>
      <style:text-properties officeooo:rsid="001daf25" officeooo:paragraph-rsid="002242c4"/>
    </style:style>
    <style:style style:name="P17" style:family="paragraph" style:parent-style-name="Standard">
      <style:paragraph-properties fo:text-align="center" style:justify-single-word="false"/>
      <style:text-properties fo:font-weight="bold" officeooo:rsid="0017fde0" officeooo:paragraph-rsid="0016f054" style:font-weight-asian="bold" style:font-weight-complex="bold"/>
    </style:style>
    <style:style style:name="P18" style:family="paragraph" style:parent-style-name="Standard">
      <style:paragraph-properties fo:text-align="center" style:justify-single-word="false"/>
      <style:text-properties fo:font-weight="bold" officeooo:rsid="003181a4" officeooo:paragraph-rsid="0033fbf5" style:font-weight-asian="bold" style:font-weight-complex="bold"/>
    </style:style>
    <style:style style:name="P19" style:family="paragraph" style:parent-style-name="Standard">
      <style:paragraph-properties fo:text-align="start" style:justify-single-word="false"/>
      <style:text-properties officeooo:rsid="002c4225" officeooo:paragraph-rsid="002c9481"/>
    </style:style>
    <style:style style:name="P20" style:family="paragraph" style:parent-style-name="Standard">
      <style:paragraph-properties fo:text-align="center" style:justify-single-word="false"/>
      <style:text-properties officeooo:rsid="002c4225" officeooo:paragraph-rsid="002c9481"/>
    </style:style>
    <style:style style:name="P21" style:family="paragraph" style:parent-style-name="Standard">
      <style:paragraph-properties fo:text-align="start" style:justify-single-word="false"/>
      <style:text-properties fo:font-weight="normal" officeooo:rsid="002c4225" officeooo:paragraph-rsid="002c9481" style:font-weight-asian="normal" style:font-weight-complex="normal"/>
    </style:style>
    <style:style style:name="P22" style:family="paragraph" style:parent-style-name="Standard">
      <style:paragraph-properties fo:text-align="start" style:justify-single-word="false"/>
      <style:text-properties fo:font-weight="normal" officeooo:rsid="002c4225" officeooo:paragraph-rsid="00300070" style:font-weight-asian="normal" style:font-weight-complex="normal"/>
    </style:style>
    <style:style style:name="P23" style:family="paragraph" style:parent-style-name="Standard">
      <style:paragraph-properties fo:text-align="start" style:justify-single-word="false"/>
      <style:text-properties fo:font-weight="normal" officeooo:rsid="003160ed" officeooo:paragraph-rsid="003160ed" style:font-weight-asian="normal" style:font-weight-complex="normal"/>
    </style:style>
    <style:style style:name="P24" style:family="paragraph" style:parent-style-name="Standard">
      <style:paragraph-properties fo:text-align="start" style:justify-single-word="false"/>
      <style:text-properties fo:font-weight="normal" officeooo:rsid="003181a4" officeooo:paragraph-rsid="0033fbf5" style:font-weight-asian="normal" style:font-weight-complex="normal"/>
    </style:style>
    <style:style style:name="P25" style:family="paragraph" style:parent-style-name="Standard">
      <style:paragraph-properties fo:text-align="center" style:justify-single-word="false" fo:break-before="page"/>
      <style:text-properties fo:font-weight="bold" officeooo:rsid="001c7e74" officeooo:paragraph-rsid="001c7e74" style:font-weight-asian="bold" style:font-weight-complex="bold"/>
    </style:style>
    <style:style style:name="P26" style:family="paragraph" style:parent-style-name="Standard">
      <style:paragraph-properties fo:text-align="center" style:justify-single-word="false" fo:break-before="page"/>
      <style:text-properties fo:font-weight="bold" officeooo:rsid="003181a4" officeooo:paragraph-rsid="0033fbf5" style:font-weight-asian="bold" style:font-weight-complex="bold"/>
    </style:style>
    <style:style style:name="P27" style:family="paragraph" style:parent-style-name="Standard">
      <style:paragraph-properties fo:text-align="center" style:justify-single-word="false" fo:break-before="page"/>
      <style:text-properties officeooo:rsid="002c4225" officeooo:paragraph-rsid="002c9481"/>
    </style:style>
    <style:style style:name="P28" style:family="paragraph" style:parent-style-name="Standard" style:master-page-name="Standard">
      <style:paragraph-properties fo:text-align="center" style:justify-single-word="false" style:page-number="1" fo:break-before="page"/>
      <style:text-properties fo:font-weight="bold" officeooo:rsid="0017f7a7" officeooo:paragraph-rsid="0017f7a7" style:font-weight-asian="bold" style:font-weight-complex="bold"/>
    </style:style>
    <style:style style:name="P29" style:family="paragraph" style:parent-style-name="Standard" style:master-page-name="Index">
      <style:paragraph-properties fo:text-align="center" style:justify-single-word="false" style:page-number="auto" fo:break-before="page"/>
      <style:text-properties fo:font-weight="bold" officeooo:rsid="0016f054" officeooo:paragraph-rsid="0016f054" style:font-weight-asian="bold" style:font-weight-complex="bold"/>
    </style:style>
    <style:style style:name="P30" style:family="paragraph" style:parent-style-name="Standard" style:master-page-name="First_20_Page">
      <style:paragraph-properties fo:text-align="center" style:justify-single-word="false" style:page-number="1"/>
      <style:text-properties fo:font-weight="bold" officeooo:rsid="0017fde0" officeooo:paragraph-rsid="0016f054" style:font-weight-asian="bold" style:font-weight-complex="bold"/>
    </style:style>
    <style:style style:name="T1" style:family="text">
      <style:text-properties officeooo:rsid="001e6855"/>
    </style:style>
    <style:style style:name="T2" style:family="text">
      <style:text-properties officeooo:rsid="001e6942"/>
    </style:style>
    <style:style style:name="T3" style:family="text">
      <style:text-properties officeooo:rsid="001f57c3"/>
    </style:style>
    <style:style style:name="T4" style:family="text">
      <style:text-properties officeooo:rsid="002063d1"/>
    </style:style>
    <style:style style:name="T5" style:family="text">
      <style:text-properties officeooo:rsid="00238256"/>
    </style:style>
    <style:style style:name="T6" style:family="text">
      <style:text-properties officeooo:rsid="00271cb8"/>
    </style:style>
    <style:style style:name="T7" style:family="text">
      <style:text-properties fo:font-weight="bold" officeooo:rsid="00238256" style:font-weight-asian="bold" style:font-weight-complex="bold"/>
    </style:style>
    <style:style style:name="T8" style:family="text">
      <style:text-properties fo:font-weight="bold" officeooo:rsid="002c9481" style:font-weight-asian="bold" style:font-weight-complex="bold"/>
    </style:style>
    <style:style style:name="T9" style:family="text">
      <style:text-properties fo:font-weight="bold" officeooo:rsid="002d58db" style:font-weight-asian="bold" style:font-weight-complex="bold"/>
    </style:style>
    <style:style style:name="T10" style:family="text">
      <style:text-properties officeooo:rsid="002d58db"/>
    </style:style>
    <style:style style:name="T11" style:family="text">
      <style:text-properties officeooo:rsid="00300070"/>
    </style:style>
    <style:style style:name="T12" style:family="text">
      <style:text-properties officeooo:rsid="0032a638"/>
    </style:style>
    <style:style style:name="T13" style:family="text">
      <style:text-properties officeooo:rsid="00335a13"/>
    </style:style>
    <style:style style:name="T14" style:family="text">
      <style:text-properties officeooo:rsid="0033fbf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Microcomputer-Controlled Car</text:p>
      <text:p text:style-name="P17">Reference Manual</text:p>
      <text:p text:style-name="P17">Version 1.0</text:p>
      <text:p text:style-name="P17">Last Updated ???????</text:p>
      <text:p text:style-name="P29">Table of Contents</text:p>
      <text:p text:style-name="P2"/>
      <text:p text:style-name="P2"/>
      <text:p text:style-name="P28">Chapter 1: Overview</text:p>
      <text:p text:style-name="P3"/>
      <text:p text:style-name="P4"><text:tab/>This is the microcomputer-controlled car project. This project's purpose is to make available an inexpensive test platform for ground vehicle control algorithms. Following are the major components of this project:</text:p>
      <text:list xml:id="list2121821549925811997" text:style-name="L1">
        <text:list-item>
          <text:p text:style-name="P8">1 x RC racing car (AE Team Associated SC10)</text:p>
        </text:list-item>
        <text:list-item>
          <text:p text:style-name="P8">1 x Raspberry Pi Model B microcomputer (revision 1 or 2)</text:p>
        </text:list-item>
        <text:list-item>
          <text:p text:style-name="P8">1 x Arduino Pro Mini 5V 16MHz microcontroller</text:p>
        </text:list-item>
        <text:list-item>
          <text:p text:style-name="P8">1 x Adadafruit 16 Channel 12-bit PWM/Serbo Driver – I2C Interface – PCA9685</text:p>
        </text:list-item>
        <text:list-item>
          <text:p text:style-name="P9"><text:span text:style-name="T1">S</text:span>oftware for the Arduino written in the Arduino C-like language</text:p>
        </text:list-item>
        <text:list-item>
          <text:p text:style-name="P9"><text:span text:style-name="T1">Python interface module </text:span>for the Raspberry Pi <text:span text:style-name="T2">to communicate with the Arduino</text:span></text:p>
        </text:list-item>
        <text:list-item>
          <text:p text:style-name="P10">Custom 5V power regulation circuitry</text:p>
        </text:list-item>
      </text:list>
      <text:p text:style-name="P5"/>
      <text:p text:style-name="P25">Chapter 2: RC Car</text:p>
      <text:p text:style-name="P6"/>
      <text:p text:style-name="P7"><text:tab/>The RC racing car that was selected for this project is the AE Team Associated SC10, a 1:10 scale, ready-to-run 2WD, electric off road race truck. The stock car consists of the following major components:</text:p>
      <text:list xml:id="list6872810791373044263" text:style-name="L2">
        <text:list-item>
          <text:p text:style-name="P11">Independent suspension for the front and rear wheels</text:p>
        </text:list-item>
        <text:list-item>
          <text:p text:style-name="P11">1 x Servo (XP DS1903MG) that steers the front wheels </text:p>
        </text:list-item>
        <text:list-item>
          <text:p text:style-name="P11">1 x Radio Receiver 4 Channel 2.4GHz (XP TRS403-ssi)</text:p>
        </text:list-item>
        <text:list-item>
          <text:p text:style-name="P11">1x Radio Transmitter (XP 2G 29215) 2.4GHz</text:p>
        </text:list-item>
        <text:list-item>
          <text:p text:style-name="P12">1x Motor Controller (XP SC200)</text:p>
        </text:list-item>
        <text:list-item>
          <text:p text:style-name="P13">1 x Ni-MH Battery Pack 7.2V 3600mAh</text:p>
        </text:list-item>
        <text:list-item>
          <text:p text:style-name="P13"/>
        </text:list-item>
      </text:list>
      <text:p text:style-name="P15"><text:span text:style-name="T4"><text:tab/>T</text:span>he motor controller must receive power <text:span text:style-name="T3">from the 7.2V battery pack. The motor controller can and should be set to disable its low voltage cutoff when using a Ni-MH battery. The low voltage cutoff can be disabled by plugging in the motor controller to the battery, turning on the power switch, and pressing the SET button on the motor controller 2 times. The LED will flash green 5 times when low voltage cutoff is disabled. To turn on low voltage cutoff, press the SET button 2 times and the LED will flash red 5 times.</text:span></text:p>
      <text:p text:style-name="P15"/>
      <text:p text:style-name="P16"><text:tab/>The servo, radio receiver, and motor controller are all compatible with 5V logic. <text:span text:style-name="T5">The acceptable logic level range for the signals is between 4.8V and 6.0V. The PWM signals between the radio receiver and the motor controller and the PWM signals between the radio receiver and the steering servo operate at 72Hz. </text:span><text:span text:style-name="T7">NOTE: when reading the pulse width of the PWM signals with the Arduino pulseIn() function, the Arduino will report pulse widths that are inaccurate but consistent.</text:span></text:p>
      <text:p text:style-name="P14"/>
      <text:p text:style-name="P14"><text:tab/><text:span text:style-name="T6">According to oscilloscope measurements, the steering servo's PWM input signal ranges from a minimum pulse width of 1.067ms to a maximum of 2.090ms. The Arduino's pulseIn() function, however, reports a minimum pulse width of 1.140ms to a maximum of 2.720ms. In both cases, a short pulse corresponds to a maximum right turn and a long pulse corresponds to a maximum left turn.</text:span></text:p>
      <text:p text:style-name="P14"/>
      <text:p text:style-name="P19"><text:tab/>According to oscilloscope measurements, the motor controller's PWM input signal ranges from a minium pulse width of 1.020ms to a maximum of 2.020ms. The Arduino's pulseIn() function, however, reports a minimum pulse width of 1.304ms to a maximum of 2.650ms. In both cases, a short pulse corresponds to full reverse throttle and a long pulse corresponds to full forward throttle.</text:p>
      <text:p text:style-name="P27"><text:span text:style-name="T8">Chapter 3: Rapberry Pi </text:span><text:span text:style-name="T9">(RPi)</text:span></text:p>
      <text:p text:style-name="P20"/>
      <text:p text:style-name="P21"><text:tab/><text:span text:style-name="T10">The project currently uses a Raspberry Pi Model B revision 1. The Raspberry Pi Model B revision 2 is also compatible with a few minor tweaks to the RPi's configuration. Other models of the RPi were not tested with this project.</text:span></text:p>
      <text:p text:style-name="P21"/>
      <text:p text:style-name="P22"><text:tab/>The<text:span text:style-name="T11"> RPi in this project runs the 2012-12-24 version of the raspbian-wheezy operating system. The following tutorial may be helpful for setup: </text:span><text:a xlink:type="simple" xlink:href="http://elinux.org/RPi_Hub#Getting_Started"><text:span text:style-name="T11">http://elinux.org/RPi_Hub#Getting_Started</text:span></text:a></text:p>
      <text:p text:style-name="P22"/>
      <text:p text:style-name="P22"><text:tab/><text:span text:style-name="T11">The RPi in this project uses Python and a package for python called pySerial. Python will most likely be pre-installed on the RPi's operating system but pySerial may need to be installed.</text:span></text:p>
      <text:p text:style-name="P22"/>
      <text:p text:style-name="P23"><text:tab/>The RPi in this project is merely used as a platform to run a control algorithm for the car. The RPi is not strictly necessary for this project to function – the Arduino's software handles all of the signal reading and generation needed to control the car so a control algorithm could be run directly on the Arduino instead of on the RPi if it was written in the Arduino C-like language. The addition of the RPi, however, adds the ability to have the car controlled by a remote computer since the serial communication link between the RPi and the Arduino could be replaced by a wireless serial communication link such as XBee radios. </text:p>
      <text:p text:style-name="P23"/>
      <text:p text:style-name="P24"><text:tab/>The RPi is connected to the Arduino via USB. One of the RPi's USB type A ports is connected to a mini-USB type B port on a FTDI breakout board which is connected to the Arduino. The RPi can send data to the Arduino using Python's serial module (pySerial). The pySerial interface was wrapped into a Python module called “car” which provides a standard interface of function calls for sending commands to the Arduino without having to construct the commands byte for byte. <text:span text:style-name="T12">The basic idea is that the RPi will send a null-terminated string of characters that represents a command, to the Arduino. The file </text:span>“car.py” <text:span text:style-name="T13">is the Python module that provides the API for the car</text:span></text:p>
      <text:p text:style-name="P26"><text:span text:style-name="T14">Chapter 4: Arduino</text:span></text:p>
      <text:p text:style-name="P18"/>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4</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6T13:26:55.784759161</meta:creation-date>
    <meta:generator>LibreOffice/4.2.7.2$Linux_X86_64 LibreOffice_project/420m0$Build-2</meta:generator>
    <dc:date>2015-04-16T14:58:55.100689916</dc:date>
    <meta:editing-duration>PT1H22M55S</meta:editing-duration>
    <meta:editing-cycles>35</meta:editing-cycles>
    <meta:document-statistic meta:table-count="0" meta:image-count="0" meta:object-count="0" meta:page-count="6" meta:paragraph-count="35" meta:word-count="841" meta:character-count="4916" meta:non-whitespace-character-count="4107"/>
  </office:meta>
</office:document-meta>
</file>